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Item.writeRtf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ListItem.newParagraph( Rtf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ListItemParagraph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ItemLabel.RtfListItemLabel( RtfList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Item.newList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Item.RtfListItem( RtfList parent , Writer w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Item.getTex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ListItem.getPar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ItemLabel.getTex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Item.getRtfLis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ListItem.RtfListItem( RtfList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ItemLabel.addString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ListItem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ItemParagraph.RtfListItemParagraph( RtfListItem rli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Item.newPara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Item.writeRtfSuf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ListItem.setRtfListStyle( RtfListStyle 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